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Field.setValues( Object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ValueField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readFromRequest( FormContext form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ultiValueField.generateItemSaxFragment( ContentHandler contentHandler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ultiValueField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ValueField.broadcas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ValueField.MultiValueField( MultiValueField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ValueField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set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ValueField.setSelec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setSelectionList( Object model , String valuePath , String lab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remove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engenderChangeEvent( Object [ ] oldValu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ultiValueField.set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ValueField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ValueField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setSelectionList( SelectionList selection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ValueField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